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6.95cm" fo:min-width="2.2cm"/>
    </style:style>
    <style:style style:name="gr2" style:family="graphic" style:parent-style-name="objectwithoutfill">
      <style:graphic-properties svg:stroke-color="#1c1c1c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5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fo:min-height="2.126cm"/>
    </style:style>
    <style:style style:name="gr6" style:family="graphic" style:parent-style-name="standard">
      <style:graphic-properties svg:stroke-color="#1c1c1c" draw:fill-color="#ffffff" draw:textarea-horizontal-align="justify" draw:textarea-vertical-align="middle" draw:auto-grow-height="false" fo:min-height="24.05cm" fo:min-width="2.3cm"/>
    </style:style>
    <style:style style:name="gr7" style:family="graphic" style:parent-style-name="standard">
      <style:graphic-properties draw:stroke="none" svg:stroke-color="#000000" draw:fill="none" draw:fill-color="#ffffff" fo:min-height="2.75cm"/>
    </style:style>
    <style:style style:name="gr8" style:family="graphic" style:parent-style-name="standard">
      <style:graphic-properties draw:stroke="none" svg:stroke-color="#000000" draw:fill="none" draw:fill-color="#ffffff" fo:min-height="2.95cm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svg:stroke-color="#1c1c1c" draw:fill-color="#ffffff" draw:textarea-horizontal-align="justify" draw:textarea-vertical-align="middle" draw:auto-grow-height="false" fo:min-height="14.45cm" fo:min-width="7.3cm"/>
    </style:style>
    <style:style style:name="gr11" style:family="graphic" style:parent-style-name="standard">
      <style:graphic-properties draw:stroke="none" svg:stroke-color="#000000" draw:fill="none" draw:fill-color="#ffffff" fo:min-height="3.75cm"/>
    </style:style>
    <style:style style:name="gr12" style:family="graphic" style:parent-style-name="objectwithoutfill">
      <style:graphic-properties svg:stroke-color="#0369a3" draw:marker-end="Rounded_20_large_20_Arrow" draw:marker-end-width="0.3cm" draw:fill="none" draw:textarea-vertical-align="middle"/>
    </style:style>
    <style:style style:name="gr13" style:family="graphic" style:parent-style-name="objectwithoutfill">
      <style:graphic-properties svg:stroke-color="#0369a3" draw:marker-end="Arrow" draw:marker-end-width="0.3cm" draw:fill="none" draw:textarea-vertical-align="middle"/>
    </style:style>
    <style:style style:name="gr14" style:family="graphic" style:parent-style-name="standard">
      <style:graphic-properties svg:stroke-color="#1c1c1c" draw:fill-color="#ffffff" draw:textarea-horizontal-align="justify" draw:textarea-vertical-align="middle" draw:auto-grow-height="false" fo:min-height="13.75cm" fo:min-width="3.9cm"/>
    </style:style>
    <style:style style:name="gr15" style:family="graphic" style:parent-style-name="standard">
      <style:graphic-properties draw:stroke="none" svg:stroke-color="#000000" draw:fill="none" draw:fill-color="#ffffff" fo:min-height="4.251cm"/>
    </style:style>
    <style:style style:name="gr16" style:family="graphic" style:parent-style-name="standard">
      <style:graphic-properties svg:stroke-color="#1c1c1c" draw:fill-color="#ffffff" draw:textarea-horizontal-align="justify" draw:textarea-vertical-align="middle" draw:auto-grow-height="false" fo:min-height="12.75cm" fo:min-width="9.9cm"/>
    </style:style>
    <style:style style:name="gr17" style:family="graphic" style:parent-style-name="standard">
      <style:graphic-properties draw:stroke="none" svg:stroke-color="#000000" draw:fill="none" draw:fill-color="#ffffff" fo:min-height="3.65cm"/>
    </style:style>
    <style:style style:name="gr18" style:family="graphic" style:parent-style-name="standard">
      <style:graphic-properties draw:stroke="none" svg:stroke-color="#000000" draw:fill="none" draw:fill-color="#ffffff" fo:min-height="2.55cm"/>
    </style:style>
    <style:style style:name="gr19" style:family="graphic" style:parent-style-name="objectwithoutfill">
      <style:graphic-properties svg:stroke-color="#1c1c1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0369a3" draw:fill="none" draw:textarea-vertical-align="middl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05cm" fo:min-width="2.5cm"/>
    </style:style>
    <style:style style:name="gr22" style:family="graphic" style:parent-style-name="standard">
      <style:graphic-properties draw:stroke="none" svg:stroke-color="#000000" draw:fill="none" draw:fill-color="#ffffff" fo:min-height="2.14cm"/>
    </style:style>
    <style:style style:name="gr23" style:family="graphic" style:parent-style-name="objectwithoutfill">
      <style:graphic-properties svg:stroke-color="#fc5c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2cee0e" draw:marker-end="" draw:marker-end-width="0.3cm" draw:fill="none" draw:textarea-vertical-align="middle"/>
    </style:style>
    <style:style style:name="gr25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2cee0e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0369a3" draw:marker-end="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3.15cm"/>
    </style:style>
    <style:style style:name="gr29" style:family="graphic" style:parent-style-name="objectwithoutfill">
      <style:graphic-properties draw:marker-end="" draw:marker-end-width="0.3cm" draw:fill="none" draw:textarea-vertical-align="middl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6.45cm" fo:min-width="20cm"/>
    </style:style>
    <style:style style:name="gr31" style:family="graphic" style:parent-style-name="standard">
      <style:graphic-properties draw:stroke="none" svg:stroke-color="#000000" draw:fill="none" draw:fill-color="#ffffff" fo:min-height="1.423cm"/>
    </style:style>
    <style:style style:name="gr32" style:family="graphic" style:parent-style-name="standard">
      <style:graphic-properties draw:stroke="none" svg:stroke-color="#000000" draw:fill="none" draw:fill-color="#ffffff" fo:min-height="1.45cm"/>
    </style:style>
    <style:style style:name="gr33" style:family="graphic" style:parent-style-name="standard">
      <style:graphic-properties svg:stroke-color="#808080" draw:fill="none" draw:textarea-horizontal-align="justify" draw:textarea-vertical-align="middle" draw:auto-grow-height="false" fo:min-height="57.15cm" fo:min-width="81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54pt" style:font-size-asian="54pt" style:font-size-complex="5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text-position="33% 58%" fo:font-size="54pt" style:font-size-asian="54pt" style:font-size-complex="5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37.2cm" svg:x="4.3cm" svg:y="1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cm" svg:y1="37cm" svg:x2="7cm" svg:y2="37.2cm">
          <text:p/>
        </draw:line>
        <draw:custom-shape draw:style-name="gr1" draw:text-style-name="P1" draw:layer="layout" svg:width="2.7cm" svg:height="37.2cm" svg:x="4.3cm" svg:y="1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3cm" svg:y1="36.6cm" svg:x2="7cm" svg:y2="36.6cm">
          <text:p/>
        </draw:line>
        <draw:line draw:style-name="gr2" draw:text-style-name="P2" draw:layer="layout" svg:x1="4.3cm" svg:y1="22.8cm" svg:x2="7.1cm" svg:y2="22.8cm">
          <text:p/>
        </draw:line>
        <draw:frame draw:style-name="gr3" draw:text-style-name="P3" draw:layer="layout" svg:width="7.7cm" svg:height="7.761cm" draw:transform="rotate (1.5707963267949) translate (4.5cm 45.837cm)">
          <draw:text-box>
            <text:p><text:span text:style-name="T1">Opcode</text:span></text:p>
          </draw:text-box>
        </draw:frame>
        <draw:frame draw:style-name="gr4" draw:text-style-name="P4" draw:layer="layout" svg:width="0.502cm" svg:height="1.187cm" svg:x="31.8cm" svg:y="23.3cm">
          <draw:text-box>
            <text:p/>
          </draw:text-box>
        </draw:frame>
        <draw:frame draw:style-name="gr5" draw:text-style-name="P3" draw:layer="layout" svg:width="6.289cm" svg:height="2.376cm" draw:transform="rotate (1.54688531604257) translate (4.5cm 32.387cm)">
          <draw:text-box>
            <text:p><text:span text:style-name="T1">float1</text:span></text:p>
          </draw:text-box>
        </draw:frame>
        <draw:frame draw:style-name="gr5" draw:text-style-name="P3" draw:layer="layout" svg:width="6.289cm" svg:height="2.376cm" draw:transform="rotate (1.54688531604257) translate (4.774cm 19.843cm)">
          <draw:text-box>
            <text:p><text:span text:style-name="T1">float2</text:span></text:p>
          </draw:text-box>
        </draw:frame>
        <draw:custom-shape draw:style-name="gr6" draw:text-style-name="P1" draw:layer="layout" svg:width="2.8cm" svg:height="24.3cm" svg:x="10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.6cm" svg:y1="24.4cm" svg:x2="13.4cm" svg:y2="24.4cm">
          <text:p/>
        </draw:line>
        <draw:custom-shape draw:style-name="gr6" draw:text-style-name="P1" draw:layer="layout" svg:width="2.8cm" svg:height="24.3cm" svg:x="21.4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8cm" svg:height="24.3cm" svg:x="16.1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.3cm" svg:y1="24.4cm" svg:x2="24.1cm" svg:y2="24.4cm">
          <text:p/>
        </draw:line>
        <draw:line draw:style-name="gr2" draw:text-style-name="P2" draw:layer="layout" svg:x1="15.9cm" svg:y1="24.4cm" svg:x2="18.7cm" svg:y2="24.4cm">
          <text:p/>
        </draw:line>
        <draw:frame draw:style-name="gr7" draw:text-style-name="P3" draw:layer="layout" svg:width="5.7cm" svg:height="3cm" draw:transform="rotate (1.52314883821545) translate (10.632cm 21.457cm)">
          <draw:text-box>
            <text:p><text:span text:style-name="T1">ftop2</text:span></text:p>
          </draw:text-box>
        </draw:frame>
        <draw:frame draw:style-name="gr7" draw:text-style-name="P3" draw:layer="layout" svg:width="5.7cm" svg:height="3cm" draw:transform="rotate (1.52314883821545) translate (10.4cm 33.157cm)">
          <draw:text-box>
            <text:p><text:span text:style-name="T1">ftop1</text:span></text:p>
          </draw:text-box>
        </draw:frame>
        <draw:frame draw:style-name="gr8" draw:text-style-name="P3" draw:layer="layout" svg:width="7cm" svg:height="3.2cm" draw:transform="rotate (1.5707963267949) translate (16.3cm 22.1cm)">
          <draw:text-box>
            <text:p><text:span text:style-name="T1">norm2</text:span></text:p>
          </draw:text-box>
        </draw:frame>
        <draw:frame draw:style-name="gr8" draw:text-style-name="P3" draw:layer="layout" svg:width="7cm" svg:height="3.2cm" draw:transform="rotate (1.5707963267949) translate (16.4cm 34.2cm)">
          <draw:text-box>
            <text:p><text:span text:style-name="T1">norm1</text:span></text:p>
          </draw:text-box>
        </draw:frame>
        <draw:frame draw:style-name="gr9" draw:text-style-name="P3" draw:layer="layout" svg:width="6.9cm" svg:height="2.5cm" draw:transform="rotate (1.5707963267949) translate (21.4cm 20.7cm)">
          <draw:text-box>
            <text:p><text:span text:style-name="T1">ext2</text:span></text:p>
          </draw:text-box>
        </draw:frame>
        <draw:frame draw:style-name="gr9" draw:text-style-name="P3" draw:layer="layout" svg:width="6.9cm" svg:height="2.5cm" draw:transform="rotate (1.5707963267949) translate (21.7cm 33.4cm)">
          <draw:text-box>
            <text:p><text:span text:style-name="T1">ext1</text:span></text:p>
          </draw:text-box>
        </draw:frame>
        <draw:custom-shape draw:style-name="gr10" draw:text-style-name="P1" draw:layer="layout" svg:width="7.8cm" svg:height="14.7cm" svg:x="28.1cm" svg:y="17.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4cm" svg:height="4cm" draw:transform="rotate (1.5707963267949) translate (30.5cm 30.7cm)">
          <draw:text-box>
            <text:p><text:span text:style-name="T1">Posit Multiplier</text:span></text:p>
          </draw:text-box>
        </draw:frame>
        <draw:line draw:style-name="gr12" draw:text-style-name="P2" draw:layer="layout" svg:x1="18.8cm" svg:y1="29.9cm" svg:x2="21.4cm" svg:y2="29.9cm">
          <text:p/>
        </draw:line>
        <draw:line draw:style-name="gr12" draw:text-style-name="P2" draw:layer="layout" svg:x1="18.9cm" svg:y1="18.7cm" svg:x2="21.5cm" svg:y2="18.7cm">
          <text:p/>
        </draw:line>
        <draw:line draw:style-name="gr12" draw:text-style-name="P2" draw:layer="layout" svg:x1="13.4cm" svg:y1="18.7cm" svg:x2="16.2cm" svg:y2="18.7cm">
          <text:p/>
        </draw:line>
        <draw:line draw:style-name="gr12" draw:text-style-name="P2" draw:layer="layout" svg:x1="13.3cm" svg:y1="29.9cm" svg:x2="16.1cm" svg:y2="29.9cm">
          <text:p/>
        </draw:line>
        <draw:line draw:style-name="gr13" draw:text-style-name="P2" draw:layer="layout" svg:x1="24.2cm" svg:y1="18.8cm" svg:x2="28.1cm" svg:y2="18.8cm">
          <text:p/>
        </draw:line>
        <draw:line draw:style-name="gr13" draw:text-style-name="P2" draw:layer="layout" svg:x1="24.3cm" svg:y1="28.4cm" svg:x2="28.2cm" svg:y2="28.4cm">
          <text:p/>
        </draw:line>
        <draw:custom-shape draw:style-name="gr14" draw:text-style-name="P1" draw:layer="layout" svg:width="4.4cm" svg:height="14cm" svg:x="40.1cm" svg:y="17.5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2.1cm" svg:height="4.501cm" draw:transform="rotate (1.5707963267949) translate (40.599cm 30.6cm)">
          <draw:text-box>
            <text:p><text:span text:style-name="T1">FIFO MulOut</text:span></text:p>
            <text:p><text:span text:style-name="T1"/></text:p>
          </draw:text-box>
        </draw:frame>
        <draw:line draw:style-name="gr13" draw:text-style-name="P2" draw:layer="layout" svg:x1="35.9cm" svg:y1="24.5cm" svg:x2="40.1cm" svg:y2="24.5cm">
          <text:p/>
        </draw:line>
        <draw:custom-shape draw:style-name="gr16" draw:text-style-name="P1" xml:id="id1" draw:id="id1" draw:layer="layout" svg:width="10.4cm" svg:height="13cm" svg:x="47.1cm" svg:y="17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7.2cm" svg:y1="22.6cm" svg:x2="57.5cm" svg:y2="22.6cm">
          <text:p/>
        </draw:line>
        <draw:line draw:style-name="gr2" draw:text-style-name="P2" draw:layer="layout" svg:x1="47.1cm" svg:y1="25.7cm" svg:x2="57.4cm" svg:y2="25.7cm">
          <text:p/>
        </draw:line>
        <draw:frame draw:style-name="gr17" draw:text-style-name="P3" draw:layer="layout" svg:width="11.1cm" svg:height="3.9cm" svg:x="49cm" svg:y="18.9cm">
          <draw:text-box>
            <text:p><text:span text:style-name="T1">Adder</text:span></text:p>
          </draw:text-box>
        </draw:frame>
        <draw:frame draw:style-name="gr18" draw:text-style-name="P3" draw:layer="layout" svg:width="5.5cm" svg:height="2.8cm" svg:x="49.1cm" svg:y="27cm">
          <draw:text-box>
            <text:p><text:span text:style-name="T1">Subtr.</text:span></text:p>
          </draw:text-box>
        </draw:frame>
        <draw:frame draw:style-name="gr17" draw:text-style-name="P3" draw:layer="layout" svg:width="11.1cm" svg:height="3.9cm" svg:x="49cm" svg:y="22.9cm">
          <draw:text-box>
            <text:p><text:span text:style-name="T1">Quire</text:span></text:p>
          </draw:text-box>
        </draw:frame>
        <draw:connector draw:style-name="gr13" draw:text-style-name="P2" draw:layer="layout" draw:line-skew="1.399cm -1.699cm" svg:x1="57.5cm" svg:y1="24.3cm" svg:x2="52.3cm" svg:y2="17.8cm" draw:start-shape="id1" draw:start-glue-point="1" draw:end-shape="id1" draw:end-glue-point="0" svg:d="M57500 24300h1900v-8700h-7100v2200" svg:viewBox="0 0 7101 8701">
          <text:p/>
        </draw:connector>
        <draw:connector draw:style-name="gr19" draw:text-style-name="P2" draw:layer="layout" svg:x1="57.5cm" svg:y1="24.3cm" svg:x2="57.5cm" svg:y2="24.3cm" draw:start-shape="id1" draw:start-glue-point="1" draw:end-shape="id1" svg:d="M57500 24300z" svg:viewBox="0 0 1 1">
          <text:p/>
        </draw:connector>
        <draw:line draw:style-name="gr20" draw:text-style-name="P2" xml:id="id2" draw:id="id2" draw:layer="layout" svg:x1="59.4cm" svg:y1="24.2cm" svg:x2="59.4cm" svg:y2="32.8cm">
          <text:p/>
        </draw:line>
        <draw:connector draw:style-name="gr13" draw:text-style-name="P2" draw:layer="layout" svg:x1="59.4cm" svg:y1="32.8cm" svg:x2="52.3cm" svg:y2="30.8cm" draw:start-shape="id2" draw:start-glue-point="2" draw:end-shape="id1" draw:end-glue-point="2" svg:d="M59400 32800h-7100v-2000" svg:viewBox="0 0 7101 2001">
          <text:p/>
        </draw:connector>
        <draw:custom-shape draw:style-name="gr21" draw:text-style-name="P5" draw:layer="layout" svg:width="3cm" svg:height="11.3cm" svg:x="62.6cm" svg:y="1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cm" svg:height="11.3cm" svg:x="68.141cm" svg:y="18.4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37.2cm" svg:x="75.3cm" svg:y="9.1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5.1cm" svg:height="4.501cm" draw:transform="rotate (1.5707963267949) translate (63cm 26.4cm)">
          <draw:text-box>
            <text:p><text:span text:style-name="T1">QtoP</text:span></text:p>
            <text:p><text:span text:style-name="T2"/></text:p>
          </draw:text-box>
        </draw:frame>
        <draw:frame draw:style-name="gr22" draw:text-style-name="P3" draw:layer="layout" svg:width="5cm" svg:height="2.39cm" draw:transform="rotate (1.5707963267949) translate (68.5cm 26.1cm)">
          <draw:text-box>
            <text:p><text:span text:style-name="T1">PtoF</text:span></text:p>
          </draw:text-box>
        </draw:frame>
        <draw:line draw:style-name="gr23" draw:text-style-name="P2" draw:layer="layout" svg:x1="59.3cm" svg:y1="24.3cm" svg:x2="62.8cm" svg:y2="24.3cm">
          <text:p/>
        </draw:line>
        <draw:line draw:style-name="gr23" draw:text-style-name="P2" draw:layer="layout" svg:x1="65.7cm" svg:y1="24.3cm" svg:x2="68.1cm" svg:y2="24.3cm">
          <text:p/>
        </draw:line>
        <draw:line draw:style-name="gr13" draw:text-style-name="P2" draw:layer="layout" svg:x1="7cm" svg:y1="18.9cm" svg:x2="10.5cm" svg:y2="18.9cm">
          <text:p/>
        </draw:line>
        <draw:line draw:style-name="gr13" draw:text-style-name="P2" draw:layer="layout" svg:x1="7cm" svg:y1="30.1cm" svg:x2="10.5cm" svg:y2="30.1cm">
          <text:p/>
        </draw:line>
        <draw:line draw:style-name="gr24" draw:text-style-name="P2" draw:layer="layout" svg:x1="7cm" svg:y1="42.7cm" svg:x2="45.6cm" svg:y2="42.7cm">
          <text:p/>
        </draw:line>
        <draw:line draw:style-name="gr24" draw:text-style-name="P2" draw:layer="layout" svg:x1="45.6cm" svg:y1="42.8cm" svg:x2="45.6cm" svg:y2="24.599cm">
          <text:p/>
        </draw:line>
        <draw:line draw:style-name="gr25" draw:text-style-name="P2" draw:layer="layout" svg:x1="45.6cm" svg:y1="24.6cm" svg:x2="47.1cm" svg:y2="24.6cm">
          <text:p/>
        </draw:line>
        <draw:line draw:style-name="gr26" draw:text-style-name="P2" draw:layer="layout" svg:x1="45.6cm" svg:y1="42.7cm" svg:x2="75.3cm" svg:y2="42.7cm">
          <text:p/>
        </draw:line>
        <draw:line draw:style-name="gr13" draw:text-style-name="P2" draw:layer="layout" svg:x1="44.5cm" svg:y1="20.6cm" svg:x2="47.2cm" svg:y2="20.6cm">
          <text:p/>
        </draw:line>
        <draw:line draw:style-name="gr13" draw:text-style-name="P2" draw:layer="layout" svg:x1="44.5cm" svg:y1="28.3cm" svg:x2="47.1cm" svg:y2="28.3cm">
          <text:p/>
        </draw:line>
        <draw:line draw:style-name="gr27" draw:text-style-name="P2" draw:layer="layout" svg:x1="49.9cm" svg:y1="17.7cm" svg:x2="49.9cm" svg:y2="12.1cm">
          <text:p/>
        </draw:line>
        <draw:line draw:style-name="gr13" draw:text-style-name="P2" draw:layer="layout" svg:x1="49.9cm" svg:y1="12.1cm" svg:x2="75.3cm" svg:y2="12.1cm">
          <text:p/>
        </draw:line>
        <draw:line draw:style-name="gr23" draw:text-style-name="P2" draw:layer="layout" svg:x1="71.1cm" svg:y1="24.2cm" svg:x2="75.5cm" svg:y2="24.2cm">
          <text:p/>
        </draw:line>
        <draw:frame draw:style-name="gr28" draw:text-style-name="P3" draw:layer="layout" svg:width="2.4cm" svg:height="3.4cm" svg:x="5.1cm" svg:y="50cm">
          <draw:text-box>
            <text:p><text:span text:style-name="T1">ffI</text:span></text:p>
          </draw:text-box>
        </draw:frame>
        <draw:frame draw:style-name="gr8" draw:text-style-name="P3" draw:layer="layout" svg:width="3.1cm" svg:height="3.2cm" svg:x="75.2cm" svg:y="48.2cm">
          <draw:text-box>
            <text:p><text:span text:style-name="T1">ffO</text:span></text:p>
          </draw:text-box>
        </draw:frame>
        <draw:line draw:style-name="gr29" draw:text-style-name="P2" draw:layer="layout" svg:x1="75.3cm" svg:y1="36.6cm" svg:x2="78.1cm" svg:y2="36.6cm">
          <text:p/>
        </draw:line>
        <draw:line draw:style-name="gr29" draw:text-style-name="P2" draw:layer="layout" svg:x1="75.3cm" svg:y1="17.8cm" svg:x2="78cm" svg:y2="17.8cm">
          <text:p/>
        </draw:line>
        <draw:frame draw:style-name="gr5" draw:text-style-name="P3" draw:layer="layout" svg:width="5.8cm" svg:height="2.376cm" draw:transform="rotate (1.5707963267949) translate (75.624cm 44cm)">
          <draw:text-box>
            <text:p><text:span text:style-name="T1">Valid</text:span></text:p>
          </draw:text-box>
        </draw:frame>
        <draw:frame draw:style-name="gr5" draw:text-style-name="P3" draw:layer="layout" svg:width="11.9cm" svg:height="2.376cm" draw:transform="rotate (1.5707963267949) translate (75.524cm 33.1cm)">
          <draw:text-box>
            <text:p><text:span text:style-name="T1">FloatingPoint</text:span></text:p>
          </draw:text-box>
        </draw:frame>
        <draw:frame draw:style-name="gr5" draw:text-style-name="P3" draw:layer="layout" svg:width="6.5cm" svg:height="2.376cm" draw:transform="rotate (1.5707963267949) translate (75.4cm 16.5cm)">
          <draw:text-box>
            <text:p><text:span text:style-name="T1">Excep</text:span></text:p>
          </draw:text-box>
        </draw:frame>
        <draw:custom-shape draw:style-name="gr30" draw:text-style-name="P1" draw:layer="layout" svg:width="20.5cm" svg:height="6.7cm" svg:x="58.5cm" svg:y="51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59.3cm" svg:y1="52.4cm" svg:x2="62cm" svg:y2="52.4cm">
          <text:p/>
        </draw:line>
        <draw:line draw:style-name="gr23" draw:text-style-name="P2" draw:layer="layout" svg:x1="59.4cm" svg:y1="56.3cm" svg:x2="62.1cm" svg:y2="56.3cm">
          <text:p/>
        </draw:line>
        <draw:line draw:style-name="gr13" draw:text-style-name="P2" draw:layer="layout" svg:x1="59.4cm" svg:y1="54.4cm" svg:x2="62.1cm" svg:y2="54.4cm">
          <text:p/>
        </draw:line>
        <draw:frame draw:style-name="gr31" draw:text-style-name="P6" draw:layer="layout" svg:width="5.6cm" svg:height="1.673cm" svg:x="63.9cm" svg:y="51.427cm">
          <draw:text-box>
            <text:p><text:span text:style-name="T3">RST_Q</text:span></text:p>
          </draw:text-box>
        </draw:frame>
        <draw:frame draw:style-name="gr32" draw:text-style-name="P6" draw:layer="layout" svg:width="12.2cm" svg:height="1.7cm" svg:x="63.8cm" svg:y="53.6cm">
          <draw:text-box>
            <text:p><text:span text:style-name="T3">FMA_P / FMS_P</text:span></text:p>
          </draw:text-box>
        </draw:frame>
        <draw:frame draw:style-name="gr31" draw:text-style-name="P6" draw:layer="layout" svg:width="4.4cm" svg:height="1.673cm" svg:x="63.8cm" svg:y="55.427cm">
          <draw:text-box>
            <text:p><text:span text:style-name="T3">RD_Q</text:span></text:p>
          </draw:text-box>
        </draw:frame>
        <draw:custom-shape draw:style-name="gr33" draw:text-style-name="P2" draw:layer="layout" svg:width="82.1cm" svg:height="57.4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6T17:47:37.980856697</meta:creation-date>
    <dc:date>2020-09-04T22:59:13.307658696</dc:date>
    <meta:editing-duration>PT8H28M55S</meta:editing-duration>
    <meta:editing-cycles>5</meta:editing-cycles>
    <meta:generator>LibreOffice/6.0.7.3$Linux_X86_64 LibreOffice_project/00m0$Build-3</meta:generator>
    <meta:document-statistic meta:object-count="75"/>
  </office:meta>
</office:document-meta>
</file>